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WithMethods.methodWithMultiValueRequestParams( @ PathVariable String id , @ RequestParam List &lt; Integer &gt; items , @ RequestParam Integer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CallWithPathVariableAndMultiValueReques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Tests.fromMethodNameWithPathVarAndReques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Tests.fromControllerWithCustomBaseUrlViaStatic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ingControllerWithString.getBooking( @ PathVariable Long boo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actController.showCreate( @ PathVariable Integer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refixWeb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rudController.get( @ PathVariable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appingNameWith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UriComponentsBuilderTests.usesForwardedHostAndPortFr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fromMethodCallWithCustomBaseUrlViaStatic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cUriComponentsBuilderTests.fromMethodNameWithCustomBaseUrlViaStatic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kingControllerWithModelAndView.getBooking( @ PathVariable Long boo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NameWithMeta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fromMethodCallO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CallWithCustomBaseUrlVia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fromMethodCallWithModelAndView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WithoutLeadingSlash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ppedController.unmapp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appingNameWithPathWithout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vcUriComponentsBuilderTests.fromMethodNameWithString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NameTwo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CallWithString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adaptRequestFromForwarde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cUriComponentsBuilderTests.fromControllerNotM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usesForwardedHostAsHostIfHeader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aAnnotation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vcUriComponentsBuilderTests.initWebApplicationContext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WithMethods.methodWithOptionalParam( @ RequestParam ( defaultValue = "" ) String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WithoutLeadingSlashController.getAddressesForCountry( @ PathVariable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CallWith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cUriComponentsBuilderTests.fromControllerTwoTypeLevel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fromMethodNameNotM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WithMethods.myMethod( @ RequestBody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ControllerSub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ingControllerWithObject.getBooking( @ PathVariable Long boo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refixWebConfig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NameTypeLevel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cUriComponentsBui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NameWithOptional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NameWithBridg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fromMethodCallWithPathVariableAndReques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Tests.fromControllerUr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fromMethodNamePath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CallWithObjec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NameWithOptionalNamed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vcUriComponentsBuilderTests.fromMappingName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lerWithMethods.methodForNextPage( @ PathVariable String id , @ RequestParam Integer offset , @ RequestParam Integer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sAddressesController.getAddressesForCountry( @ PathVariable String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WithMethods.methodWithTwoPathVariables( @ PathVariable Integer id , @ DateTimeFormat ( iso = ISO . DATE ) @ PathVariable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WithMethods.methodWithOptionalNamedParam( @ RequestParam ( "search" ) Optional &lt; String &gt;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Controller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aAnnotationController.handle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vcUriComponentsBuilderTests.fromMethodCall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Controller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vcUriComponentsBuilderTests.fromMappingNameWithCustom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fromMethodCallWithTypeLevelUri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vcUriComponentsBuilderTests.fromMethodWi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rollerWithMethods.methodWithPathVariable( @ PathVariable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UriComponentsBuilderTests.fromMethodNameWithCustomBaseUrlVia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UriComponentsBuilderTests.usesFirstHostOfXForwarded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fromControllerWithCustomBaseUrlVia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vcUriComponentsBuilderTests.fromMethodNameTypeLevelPathVariableWithoutArgu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